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>
        <style:tab-stops>
          <style:tab-stop style:position="7.594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7.461cm"/>
        </style:tab-stops>
      </style:paragraph-properties>
    </style:style>
    <style:style style:name="P6" style:family="paragraph" style:parent-style-name="Standard">
      <style:paragraph-properties fo:margin-top="0cm" fo:margin-bottom="0.106cm"/>
    </style:style>
    <style:style style:name="P7" style:family="paragraph" style:parent-style-name="Standard">
      <style:paragraph-properties fo:margin-top="0cm" fo:margin-bottom="0.212cm"/>
      <style:text-properties fo:language="ru" fo:country="RU" fo:font-weight="bold" style:font-weight-asian="bold"/>
    </style:style>
    <style:style style:name="P8" style:family="paragraph" style:parent-style-name="Standard">
      <style:paragraph-properties fo:margin-top="0cm" fo:margin-bottom="0.212cm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.212cm" fo:text-align="start" style:justify-single-word="false"/>
    </style:style>
    <style:style style:name="P10" style:family="paragraph" style:parent-style-name="Standard" style:list-style-name="WW8Num1"/>
    <style:style style:name="P11" style:family="paragraph" style:parent-style-name="Standard" style:list-style-name="WW8Num1">
      <style:text-properties fo:language="ru" fo:country="RU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Heading_20_1" style:master-page-name="Standard">
      <style:paragraph-properties fo:margin-top="0cm" fo:margin-bottom="0.212cm" style:page-number="auto"/>
    </style:style>
    <style:style style:name="P14" style:family="paragraph" style:parent-style-name="Heading_20_1">
      <style:paragraph-properties fo:margin-top="0cm" fo:margin-bottom="0.212cm"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Задание на НИРС</text:h>
      <text:p text:style-name="P2">Руцкий Владимир Владимирович, <text:s/>гр. 5057/2, 9 семестр 2010 г.</text:p>
      <text:p text:style-name="P1"/>
      <text:p text:style-name="P6"><text:bookmark-start text:name="OLE_LINK3"/><text:span text:style-name="T2">Тема работы</text:span><text:span text:style-name="T1">: <text:s/>Разработка технологии создания ортофотоплана местности</text:span></text:p>
      <text:p text:style-name="P6"><text:span text:style-name="T2">Место выполнения</text:span><text:span text:style-name="T1">: ЗАО "Транзас Новые Технологии"</text:span></text:p>
      <text:p text:style-name="P3"><text:span text:style-name="T2">Руководитель:</text:span><text:span text:style-name="T1"> Ковалёв Антон Сергеевич, магистр прикладной математики и информатики, ведущий инженер-программист (руководитель группы) ЗАО "Транзас Новые Технологии"</text:span></text:p>
      <text:h text:style-name="P12" text:outline-level="1"><text:bookmark-end text:name="OLE_LINK3"/></text:h>
      <text:h text:style-name="P14" text:outline-level="1">Постановка задачи</text:h>
      <text:p text:style-name="P9">Дан упорядоченный набор последовательно перекрывающихся аэроснимков поверхности Земли. Площадь перекрытия соседних снимков составляет около 50 %. Для каждого изображения известны параметры съёмки: координаты самолёта в момент съёмки, ориентация камеры в пространстве, некоторые параметры снимающей камеры. Параметры съёмки известны со значительной погрешностью, возможно присутствие систематических ошибок.</text:p>
      <text:p text:style-name="P9">Необходимо получить наиболее точный ортофотоплан снятой местности с использованием наименьшего числа точек привязки на поверхности Земли с известными координатами.</text:p>
      <text:p text:style-name="P9">В течение семестра требуется разработать и релизовать технологию создания ортофотоплана по <text:span text:style-name="T1">представленным</text:span> неточным данным.</text:p>
      <text:p text:style-name="P9"/>
      <text:p text:style-name="P7">Элементы исследования и новизны</text:p>
      <text:p text:style-name="P8">Задача создания ортофотоплана решена и эффективно реализована лишь для входных данных высокого качества, для получения которых необходимо использование дорогостоящей аппаратуры и большое число аэроснимков.</text:p>
      <text:p text:style-name="P8"/>
      <text:p text:style-name="P7">Ожидаемый результат</text:p>
      <text:p text:style-name="P1">Полученная технология позволит создавать ортофотопланы по сравнительно дешевым неточным данным аэросъёмки.</text:p>
      <text:p text:style-name="P1"/>
      <text:h text:style-name="P14" text:outline-level="1">Среда разработки</text:h>
      <text:p text:style-name="Standard"><text:span text:style-name="T1">Платформа: </text:span>Microsoft<text:span text:style-name="T1"> </text:span>Windows<text:span text:style-name="T1"> </text:span>XP</text:p>
      <text:p text:style-name="Standard"><text:span text:style-name="T1">Язык программирования: </text:span>C<text:span text:style-name="T1">++, </text:span>Python</text:p>
      <text:p text:style-name="Standard"><text:span text:style-name="T1">Среда</text:span> <text:span text:style-name="T1">разработки</text:span>: Microsoft Visual Studio, NetBeans</text:p>
      <text:p text:style-name="Standard"/>
      <text:p text:style-name="P7">Литература</text:p>
      <text:list xml:id="list41387391" text:style-name="WW8Num1">
        <text:list-item>
          <text:p text:style-name="P10"><text:span text:style-name="T1">R. Szeliski. </text:span><text:span text:style-name="Strong_20_Emphasis"><text:span text:style-name="T3">Image Alignment and Stitching: A Tutorial. Now Publishers Inc, 2006.</text:span></text:span></text:p>
        </text:list-item>
        <text:list-item>
          <text:p text:style-name="P11">R. Szeliski. Computer Vision: Algorithms and Applications. Springer, 2010.</text:p>
        </text:list-item>
      </text:list>
      <text:p text:style-name="Standard"/>
      <text:p text:style-name="Standard"/>
      <text:p text:style-name="P5"><text:span text:style-name="T1">Студент</text:span> <text:s/>__________________________<text:tab/><text:span text:style-name="T1">В</text:span>. <text:span text:style-name="T1">В</text:span>. <text:span text:style-name="T1">Руцкий</text:span></text:p>
      <text:p text:style-name="P5"/>
      <text:p text:style-name="P5"><text:span text:style-name="T1">Руководитель <text:s text:c="2"/>________</text:span>_____________<text:tab/><text:span text:style-name="T1">А</text:span>. <text:span text:style-name="T1">С</text:span>. <text:span text:style-name="T1">Ковалёв</text:span></text:p>
      <text:p text:style-name="P4"/>
      <text:p text:style-name="Standard">28 сентября<text:span text:style-name="T1"> 2010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language="ru" fo:country="RU"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Содержание задания на НИР для студентов IV-V курсов</dc:title>
    <meta:initial-creator>Sem Deineko</meta:initial-creator>
    <meta:creation-date>2010-02-07T20:51:00</meta:creation-date>
    <dc:date>2010-09-28T21:27:57.75</dc:date>
    <meta:editing-cycles>103</meta:editing-cycles>
    <meta:editing-duration>PT10H01M55S</meta:editing-duration>
    <meta:generator>OpenOffice.org/3.1$Win32 OpenOffice.org_project/310m19$Build-9420</meta:generator>
    <meta:document-statistic meta:table-count="0" meta:image-count="0" meta:object-count="0" meta:page-count="1" meta:paragraph-count="23" meta:word-count="217" meta:character-count="1842"/>
    <meta:user-defined meta:name="Info 1"/>
    <meta:user-defined meta:name="Info 2"/>
    <meta:user-defined meta:name="Info 3"/>
    <meta:user-defined meta:name="Info 4"/>
  </office:meta>
</office:document-meta>
</file>